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1111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c1c1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11111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1111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1111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c1c1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1111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1111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1111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dddddd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eeeeee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bc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ce4e5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2b2b2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e0efd4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e0efd4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c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c1c1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11111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1111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1111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65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c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11111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11111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c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6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74" presentation:style-name="a567" draw:name="Subtitle 2" svg:x="0.55118in" svg:y="1.45079in" svg:width="9.92087in" svg:height="3.59606in" presentation:class="subtitle" presentation:placeholder="true">
          <draw:text-box/>
          <svg:title/>
          <svg:desc/>
        </draw:frame>
        <presentation:notes draw:style-name="a573">
          <draw:frame draw:id="id75" draw:style-name="a570" draw:name="Slide Number Placeholder 6" svg:x="4.67953in" svg:y="11.10827in" svg:width="3.5878in" svg:height="0.58425in">
            <draw:text-box>
              <text:p text:style-name="a569" text:class-names="" text:cond-style-name=""><text:span text:style-name="a56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71" draw:name="Slide Image Placeholder 1">
            <svg:title/>
            <svg:desc/>
          </draw:page-thumbnail>
          <draw:frame draw:id="id77" presentation:style-name="a5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4" draw:master-page-name="Master1-Layout7-blank-Blank" presentation:presentation-page-layout-name="Master1-PPL7" draw:id="Slide-257">
        <draw:custom-shape svg:x="0.31496in" svg:y="0.23622in" svg:width="1.25984in" svg:height="0.55118in" draw:id="id78" draw:style-name="a577" draw:name="Freeform: Shape 1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1496in" svg:y="0.23622in" svg:width="1.41732in" svg:height="0.55118in" draw:id="id79" draw:style-name="a580" draw:name="Freeform: Shape 2">
          <svg:title/>
          <svg:desc/>
          <text:p text:style-name="a579" text:class-names="" text:cond-style-name=""><text:span text:style-name="a578" text:class-names="">Hom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73228in" svg:y="0.23622in" svg:width="1.73228in" svg:height="0.55118in" draw:id="id80" draw:style-name="a583" draw:name="Freeform: Shape 3">
          <svg:title/>
          <svg:desc/>
          <text:p text:style-name="a582" text:class-names="" text:cond-style-name=""><text:span text:style-name="a581" text:class-names="">Menu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8583in" svg:y="0.23622in" svg:width="1.65354in" svg:height="0.55118in" draw:id="id81" draw:style-name="a586" draw:name="Freeform: Shape 4">
          <svg:title/>
          <svg:desc/>
          <text:p text:style-name="a585" text:class-names="" text:cond-style-name=""><text:span text:style-name="a584" text:class-names="">Abou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03937in" svg:y="0.23622in" svg:width="1.65354in" svg:height="0.55118in" draw:id="id82" draw:style-name="a589" draw:name="Freeform: Shape 5">
          <svg:title/>
          <svg:desc/>
          <text:p text:style-name="a588" text:class-names="" text:cond-style-name=""><text:span text:style-name="a587" text:class-names="">Contac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1496in" svg:y="0.7874in" svg:width="10.55118in" svg:height="0.86614in" draw:id="id83" draw:style-name="a592" draw:name="Freeform: Shape 6">
          <svg:title/>
          <svg:desc/>
          <text:p text:style-name="a591" text:class-names="" text:cond-style-name=""><text:span text:style-name="a590" text:class-names="">Home Pag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1496in" svg:y="1.65354in" svg:width="10.55118in" svg:height="4.25197in" draw:id="id84" draw:style-name="a595" draw:name="Freeform: Shape 7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1496in" svg:y="5.51181in" svg:width="4.80315in" svg:height="0.3937in" draw:id="id85" draw:style-name="a598" draw:name="Freeform: Shape 8">
          <svg:title/>
          <svg:desc/>
          <text:p text:style-name="a597" text:class-names="" text:cond-style-name=""><text:span text:style-name="a596" text:class-names="">Opening Tim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5984in" svg:y="1.88976in" svg:width="8.58268in" svg:height="3.30709in" draw:id="id86" draw:style-name="a602" draw:name="Freeform: Shape 9">
          <svg:title/>
          <svg:desc/>
          <text:p text:style-name="a601" text:class-names="" text:cond-style-name=""><text:span text:style-name="a599" text:class-names="">Cursol</text:span><text:span text:style-name="a600" text:class-names=""><text:s text:c="1"/>Imag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608">
          <draw:frame draw:id="id87" draw:style-name="a605" draw:name="Slide Number Placeholder 6" svg:x="4.67953in" svg:y="11.10827in" svg:width="3.5878in" svg:height="0.58425in">
            <draw:text-box>
              <text:p text:style-name="a604" text:class-names="" text:cond-style-name=""><text:span text:style-name="a60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8" presentation:style-name="a606" draw:name="Slide Image Placeholder 1">
            <svg:title/>
            <svg:desc/>
          </draw:page-thumbnail>
          <draw:frame draw:id="id89" presentation:style-name="a6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9" draw:master-page-name="Master1-Layout7-blank-Blank" presentation:presentation-page-layout-name="Master1-PPL7" draw:id="Slide-258">
        <draw:g draw:name="Group 21" draw:id="id90">
          <svg:title/>
          <svg:desc/>
          <draw:custom-shape svg:x="0.30703in" svg:y="0.28258in" svg:width="1.41732in" svg:height="0.55118in" draw:id="id91" draw:style-name="a612" draw:name="Freeform: Shape 1">
            <svg:title/>
            <svg:desc/>
            <text:p text:style-name="a611" text:class-names="" text:cond-style-name=""><text:span text:style-name="a610" text:class-names="">Hom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72436in" svg:y="0.28258in" svg:width="1.73228in" svg:height="0.55118in" draw:id="id92" draw:style-name="a615" draw:name="Freeform: Shape 2">
            <svg:title/>
            <svg:desc/>
            <text:p text:style-name="a614" text:class-names="" text:cond-style-name=""><text:span text:style-name="a613" text:class-names="">Menu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3779in" svg:y="0.28258in" svg:width="1.65354in" svg:height="0.55118in" draw:id="id93" draw:style-name="a618" draw:name="Freeform: Shape 3">
            <svg:title/>
            <svg:desc/>
            <text:p text:style-name="a617" text:class-names="" text:cond-style-name=""><text:span text:style-name="a616" text:class-names="">About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5.03144in" svg:y="0.28258in" svg:width="1.65354in" svg:height="0.55118in" draw:id="id94" draw:style-name="a621" draw:name="Freeform: Shape 4">
            <svg:title/>
            <svg:desc/>
            <text:p text:style-name="a620" text:class-names="" text:cond-style-name=""><text:span text:style-name="a619" text:class-names="">Contact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0.30703in" svg:y="0.83377in" svg:width="10.3937in" svg:height="0.94488in" draw:id="id95" draw:style-name="a624" draw:name="Freeform: Shape 5">
            <svg:title/>
            <svg:desc/>
            <text:p text:style-name="a623" text:class-names="" text:cond-style-name=""><text:span text:style-name="a622" text:class-names="">Menu Pag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0.30703in" svg:y="1.74558in" svg:width="10.3937in" svg:height="4.17323in" draw:id="id96" draw:style-name="a627" draw:name="Freeform: Shape 6">
            <svg:title/>
            <svg:desc/>
            <text:p text:style-name="a626" text:class-names="" text:cond-style-name=""><text:span text:style-name="a625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0.30703in" svg:y="3.71802in" svg:width="10.41024in" svg:height="0in" draw:id="id97" draw:style-name="a630" draw:name="Straight Connector 7">
            <svg:title/>
            <svg:desc/>
            <text:p text:style-name="a629" text:class-names="" text:cond-style-name=""><text:span text:style-name="a62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559in" svg:y="2.20542in" svg:width="1.73228in" svg:height="0.94488in" draw:id="id98" draw:style-name="a633" draw:name="Freeform: Shape 8">
            <svg:title/>
            <svg:desc/>
            <text:p text:style-name="a632" text:class-names="" text:cond-style-name=""><text:span text:style-name="a631" text:class-names="">Menu Imag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4.559in" svg:y="4.30227in" svg:width="1.73228in" svg:height="1.02362in" draw:id="id99" draw:style-name="a636" draw:name="Freeform: Shape 9">
            <svg:title/>
            <svg:desc/>
            <text:p text:style-name="a635" text:class-names="" text:cond-style-name=""><text:span text:style-name="a634" text:class-names="">Menu Imag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22042in" svg:y="1.77865in" svg:width="4.40945in" svg:height="0.31496in" draw:id="id100" draw:style-name="a639" draw:name="Freeform: Shape 10">
            <svg:title/>
            <svg:desc/>
            <text:p text:style-name="a638" text:class-names="" text:cond-style-name=""><text:span text:style-name="a637" text:class-names="">Menu Nam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29916in" svg:y="3.90463in" svg:width="4.40945in" svg:height="0.31496in" draw:id="id101" draw:style-name="a642" draw:name="Freeform: Shape 11">
            <svg:title/>
            <svg:desc/>
            <text:p text:style-name="a641" text:class-names="" text:cond-style-name=""><text:span text:style-name="a640" text:class-names="">Menu Nam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22042in" svg:y="3.19991in" svg:width="4.40945in" svg:height="0.3937in" draw:id="id102" draw:style-name="a645" draw:name="Freeform: Shape 12">
            <svg:title/>
            <svg:desc/>
            <text:p text:style-name="a644" text:class-names="" text:cond-style-name=""><text:span text:style-name="a643" text:class-names="">Information About Menu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3.23302in" svg:y="5.32589in" svg:width="4.40945in" svg:height="0.3937in" draw:id="id103" draw:style-name="a648" draw:name="Freeform: Shape 13">
            <svg:title/>
            <svg:desc/>
            <text:p text:style-name="a647" text:class-names="" text:cond-style-name=""><text:span text:style-name="a646" text:class-names="">Information About Menu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draw:g>
        <presentation:notes draw:style-name="a654">
          <draw:frame draw:id="id104" draw:style-name="a651" draw:name="Slide Number Placeholder 6" svg:x="4.67953in" svg:y="11.10827in" svg:width="3.5878in" svg:height="0.58425in">
            <draw:text-box>
              <text:p text:style-name="a650" text:class-names="" text:cond-style-name=""><text:span text:style-name="a64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05" presentation:style-name="a652" draw:name="Slide Image Placeholder 1">
            <svg:title/>
            <svg:desc/>
          </draw:page-thumbnail>
          <draw:frame draw:id="id106" presentation:style-name="a6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5" draw:master-page-name="Master1-Layout7-blank-Blank" presentation:presentation-page-layout-name="Master1-PPL7" draw:id="Slide-259">
        <draw:custom-shape svg:x="1.73228in" svg:y="0.23622in" svg:width="1.73228in" svg:height="0.55118in" draw:id="id107" draw:style-name="a658" draw:name="Freeform: Shape 1">
          <svg:title/>
          <svg:desc/>
          <text:p text:style-name="a657" text:class-names="" text:cond-style-name=""><text:span text:style-name="a656" text:class-names="">Menu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1496in" svg:y="0.23622in" svg:width="1.41732in" svg:height="0.55118in" draw:id="id108" draw:style-name="a661" draw:name="Freeform: Shape 2">
          <svg:title/>
          <svg:desc/>
          <text:p text:style-name="a660" text:class-names="" text:cond-style-name=""><text:span text:style-name="a659" text:class-names="">Hom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8583in" svg:y="0.23622in" svg:width="1.65354in" svg:height="0.55118in" draw:id="id109" draw:style-name="a664" draw:name="Freeform: Shape 3">
          <svg:title/>
          <svg:desc/>
          <text:p text:style-name="a663" text:class-names="" text:cond-style-name=""><text:span text:style-name="a662" text:class-names="">Abou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03937in" svg:y="0.23622in" svg:width="1.65354in" svg:height="0.55118in" draw:id="id110" draw:style-name="a667" draw:name="Freeform: Shape 4">
          <svg:title/>
          <svg:desc/>
          <text:p text:style-name="a666" text:class-names="" text:cond-style-name=""><text:span text:style-name="a665" text:class-names="">Contac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1496in" svg:y="0.7874in" svg:width="10.3937in" svg:height="0.7874in" draw:id="id111" draw:style-name="a670" draw:name="Freeform: Shape 5">
          <svg:title/>
          <svg:desc/>
          <text:p text:style-name="a669" text:class-names="" text:cond-style-name=""><text:span text:style-name="a668" text:class-names="">About Pag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1496in" svg:y="1.5748in" svg:width="10.3937in" svg:height="4.33071in" draw:id="id112" draw:style-name="a673" draw:name="Freeform: Shape 6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679">
          <draw:frame draw:id="id113" draw:style-name="a676" draw:name="Slide Number Placeholder 6" svg:x="4.67953in" svg:y="11.10827in" svg:width="3.5878in" svg:height="0.58425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14" presentation:style-name="a677" draw:name="Slide Image Placeholder 1">
            <svg:title/>
            <svg:desc/>
          </draw:page-thumbnail>
          <draw:frame draw:id="id115" presentation:style-name="a6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Ravina Mane</dc:creator>
    <meta:creation-date>2023-06-14T09:38:07Z</meta:creation-date>
    <dc:date>2024-01-04T13:03:26Z</dc:date>
    <meta:editing-cycles>1</meta:editing-cycles>
    <meta:editing-duration>PT713S</meta:editing-duration>
    <meta:document-statistic meta:paragraph-count="27" meta:word-count="40"/>
  </office:meta>
</office:document-meta>
</file>